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Arial,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style:font-name="Marianne" fo:font-size="10.5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style:font-name="Marianne" fo:font-size="10.5pt" fo:letter-spacing="normal" fo:font-style="normal" fo:font-weight="normal" officeooo:rsid="000a4d4a" officeooo:paragraph-rsid="000a4d4a"/>
    </style:style>
    <style:style style:name="P3" style:family="paragraph" style:parent-style-name="Standard">
      <style:paragraph-properties fo:margin-left="0cm" fo:margin-right="0cm" fo:orphans="2" fo:widows="2" fo:text-indent="0cm" style:auto-text-indent="false"/>
      <style:text-properties fo:font-variant="normal" fo:text-transform="none" style:font-name="Marianne" fo:font-size="10.5pt" fo:letter-spacing="normal" fo:font-style="normal" fo:font-weight="bold" style:font-weight-asian="bold"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style:font-name="Marianne" fo:font-size="10.5pt" fo:letter-spacing="normal" fo:font-style="normal" fo:font-weight="bold" officeooo:rsid="000a4d4a" officeooo:paragraph-rsid="000a4d4a"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ofpra-demandes-nat-2024.csv</text:p>
      <text:p text:style-name="P1">Nombre de demandes d’asile ou de statut d’apatride (premières demandes, demandes de réexamen, réouvertures) déposées devant l’OFPRA au cours de l’année 2024, réparties par nationalité (ou territoire). Détails par sexe et majeur/mineur disponibles.</text:p>
      <text:p text:style-name="P1"><text:a xlink:type="simple" xlink:href="https://www.data.gouv.fr/datasets/demandes-dasile-et-de-statut-dapatride-deposees-devant-lofpra?utm_source=chatgpt.com" text:style-name="Internet_20_link" text:visited-style-name="Visited_20_Internet_20_Link">https://www.data.gouv.fr/datasets/demandes-dasile-et-de-statut-dapatride-deposees-devant-lofpra?utm_source=chatgpt.com</text:a></text:p>
      <text:p text:style-name="P1"/>
      <text:p text:style-name="P2">eurostat :</text:p>
      <text:p text:style-name="P4">estat_migr_asyappctzm.tsv</text:p>
      <text:p text:style-name="P2">Asylum applicants by type, citizenship, age and sex - monthly data</text:p>
      <text:p text:style-name="P2">Code:<text:tab/>migr_asyappctzm</text:p>
      <text:p text:style-name="P2">Last update of data:<text:tab/>15-04-2026</text:p>
      <text:p text:style-name="P2">Last table stucture change:<text:tab/>07-04-2026</text:p>
      <text:p text:style-name="P2">Number of values:<text:tab/>100 443 192</text:p>
      <text:p text:style-name="P2">Overall data coverage:<text:tab/>2008-01 — 2026-03</text:p>
      <text:p text:style-name="P4">estat_migr_imm3ctb.tsv</text:p>
      <text:p text:style-name="P2">Immigration by age group, sex and country of birth</text:p>
      <text:p text:style-name="P2">Code:<text:tab/>migr_imm3ctb</text:p>
      <text:p text:style-name="P2">Last update of data:<text:tab/>30-03-2026</text:p>
      <text:p text:style-name="P2">Last table stucture change:<text:tab/>11-02-2026</text:p>
      <text:p text:style-name="P2">Number of values:<text:tab/>10 076 930</text:p>
      <text:p text:style-name="P2">Overall data coverage:<text:tab/>2008 — 2024</text:p>
      <text:p text:style-name="P2"><text:a xlink:type="simple" xlink:href="https://ec.europa.eu/eurostat/web/main/data/database#Data%20navigation%20tree" text:style-name="Internet_20_link" text:visited-style-name="Visited_20_Internet_20_Link">https://ec.europa.eu/eurostat/web/main/data/database#Data%20navigation%20tree</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Arial,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6T10:56:09.097223391</meta:creation-date>
    <dc:date>2026-04-16T10:59:47.910066146</dc:date>
    <meta:editing-duration>PT3M38S</meta:editing-duration>
    <meta:editing-cycles>2</meta:editing-cycles>
    <meta:generator>LibreOffice/24.2.7.2$Linux_X86_64 LibreOffice_project/420$Build-2</meta:generator>
    <meta:document-statistic meta:table-count="0" meta:image-count="0" meta:object-count="0" meta:page-count="1" meta:paragraph-count="19" meta:word-count="106" meta:character-count="950" meta:non-whitespace-character-count="861"/>
  </office:meta>
</office:document-meta>
</file>